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  <style:style style:name="T5" style:family="text">
      <style:text-properties officeooo:rsid="0031bf1b"/>
    </style:style>
    <style:style style:name="T6" style:family="text">
      <style:text-properties officeooo:rsid="0038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5"><text:a xlink:type="simple" xlink:href="https://coderprog.com/learn-docker-hands-on/" text:style-name="Internet_20_link" text:visited-style-name="Visited_20_Internet_20_Link">HTTPS://CODERPROG.COM/LEARN-DOCKER-HANDS-ON/</text:a><text:span text:style-name="T6">2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4T21:14:55.733886143</dc:date>
    <meta:editing-duration>PT4H42M42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7" meta:character-count="736" meta:non-whitespace-character-count="733"/>
  </office:meta>
</office:document-meta>
</file>